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erif" svg:font-family="'Liberation Serif'" style:font-family-generic="roman"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URW Classico" svg:font-family="'URW Classico'"/>
  </office:font-face-decls>
  <office:automatic-styles>
    <style:style style:name="P1" style:family="paragraph" style:parent-style-name="Standard">
      <style:paragraph-properties fo:text-align="justify" style:justify-single-word="false"/>
      <style:text-properties style:text-underline-style="none" fo:font-weight="normal" officeooo:rsid="003ca311" officeooo:paragraph-rsid="003ca311"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447fd3" officeooo:paragraph-rsid="00447fd3"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45b401" officeooo:paragraph-rsid="0045b401"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3ca311" officeooo:paragraph-rsid="003aec9f"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3ca311" officeooo:paragraph-rsid="00475830"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3aec9f" officeooo:paragraph-rsid="0047583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45b401" officeooo:paragraph-rsid="0045b401" style:font-weight-asian="normal" style:font-weight-complex="normal"/>
    </style:style>
    <style:style style:name="P8"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ca311" officeooo:paragraph-rsid="00475830" style:text-blinking="false" fo:background-color="transparent" style:font-weight-asian="normal" style:font-weight-complex="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4c5665"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507d04"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50f53f"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53bc2c" style:text-blinking="false" fo:background-color="transparent"/>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549c99" style:text-blinking="false" fo:background-color="transparent"/>
    </style:style>
    <style:style style:name="P1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c5665" officeooo:paragraph-rsid="004c5665" style:text-blinking="false" fo:background-color="transparent" style:font-weight-asian="normal" style:font-weight-complex="normal"/>
    </style:style>
    <style:style style:name="P1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8ce6b" officeooo:paragraph-rsid="004ca7be" style:text-blinking="false" fo:background-color="transparent" style:font-weight-asian="normal" style:font-weight-complex="normal"/>
    </style:style>
    <style:style style:name="P1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8ce6b" officeooo:paragraph-rsid="004ce306" style:text-blinking="false" fo:background-color="transparent" style:font-weight-asian="normal" style:font-weight-complex="normal"/>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ea592" officeooo:paragraph-rsid="004ea592" style:text-blinking="false" fo:background-color="transparent" style:font-weight-asian="normal" style:font-weight-complex="normal"/>
    </style:style>
    <style:style style:name="P1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fddfa" officeooo:paragraph-rsid="004fddfa" style:text-blinking="false" fo:background-color="transparent" style:font-weight-asian="normal" style:font-weight-complex="normal"/>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0f53f" officeooo:paragraph-rsid="0050f53f" style:text-blinking="false" fo:background-color="transparent" style:font-weight-asian="normal" style:font-weight-complex="normal"/>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2dc74" officeooo:paragraph-rsid="0052dc74" style:text-blinking="false" fo:background-color="transparent" style:font-weight-asian="normal" style:font-weight-complex="normal"/>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75830" officeooo:paragraph-rsid="00475830"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8ce6b" officeooo:paragraph-rsid="0048ce6b"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4ac41e" officeooo:paragraph-rsid="004ac41e"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07d04" officeooo:paragraph-rsid="00507d04"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3bc2c" officeooo:paragraph-rsid="0053bc2c"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3bc2c" officeooo:paragraph-rsid="00549c99"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49c99" officeooo:paragraph-rsid="00549c99"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202122" loext:opacity="100%" style:text-line-through-style="none" style:text-line-through-type="none" style:text-underline-style="none" style:text-blinking="false" fo:background-color="#ffffff"/>
    </style:style>
    <style:style style:name="P30" style:family="paragraph" style:parent-style-name="Text_20_body">
      <style:paragraph-properties fo:margin-top="0cm" fo:margin-bottom="0cm" style:contextual-spacing="false" fo:line-height="138%" style:writing-mode="lr-tb"/>
    </style:style>
    <style:style style:name="P31" style:family="paragraph" style:parent-style-name="Text_20_body">
      <style:paragraph-properties fo:margin-top="0cm" fo:margin-bottom="0cm" style:contextual-spacing="false" fo:line-height="138%" style:writing-mode="lr-tb"/>
      <style:text-properties officeooo:paragraph-rsid="00507d04"/>
    </style:style>
    <style:style style:name="P32" style:family="paragraph" style:parent-style-name="Text_20_body">
      <style:paragraph-properties fo:margin-top="0cm" fo:margin-bottom="0cm" style:contextual-spacing="false" fo:line-height="138%" style:writing-mode="lr-tb"/>
      <style:text-properties officeooo:paragraph-rsid="0053bc2c"/>
    </style:style>
    <style:style style:name="P33" style:family="paragraph" style:parent-style-name="Text_20_body">
      <style:paragraph-properties fo:margin-top="0cm" fo:margin-bottom="0cm" style:contextual-spacing="false" fo:line-height="138%" style:writing-mode="lr-tb"/>
      <style:text-properties officeooo:paragraph-rsid="00549c99"/>
    </style:style>
    <style:style style:name="P34" style:family="paragraph" style:parent-style-name="Text_20_body">
      <style:paragraph-properties fo:margin-top="0cm" fo:margin-bottom="0cm" style:contextual-spacing="false" fo:line-height="138%" style:writing-mode="lr-tb"/>
      <style:text-properties officeooo:rsid="004c5665" officeooo:paragraph-rsid="004c5665"/>
    </style:style>
    <style:style style:name="P35" style:family="paragraph" style:parent-style-name="Text_20_body">
      <style:paragraph-properties fo:margin-top="0cm" fo:margin-bottom="0cm" style:contextual-spacing="false" fo:line-height="138%" style:writing-mode="lr-tb"/>
      <style:text-properties officeooo:rsid="0050f53f" officeooo:paragraph-rsid="0050f53f"/>
    </style:style>
    <style:style style:name="T1" style:family="text">
      <style:text-properties officeooo:rsid="003e56c3"/>
    </style:style>
    <style:style style:name="T2" style:family="text">
      <style:text-properties officeooo:rsid="003eca96"/>
    </style:style>
    <style:style style:name="T3" style:family="text">
      <style:text-properties officeooo:rsid="0040a94d"/>
    </style:style>
    <style:style style:name="T4" style:family="text">
      <style:text-properties officeooo:rsid="00429fed"/>
    </style:style>
    <style:style style:name="T5" style:family="text">
      <style:text-properties officeooo:rsid="00438880"/>
    </style:style>
    <style:style style:name="T6" style:family="text">
      <style:text-properties officeooo:rsid="00447fd3"/>
    </style:style>
    <style:style style:name="T7" style:family="text">
      <style:text-properties officeooo:rsid="0045b401"/>
    </style:style>
    <style:style style:name="T8" style:family="text">
      <style:text-properties style:font-name="Arial" fo:font-size="10.5pt" fo:font-style="normal" fo:font-weight="normal"/>
    </style:style>
    <style:style style:name="T9" style:family="text">
      <style:text-properties style:text-underline-style="none" fo:font-weight="normal" officeooo:rsid="003ca311" style:font-weight-asian="normal" style:font-weight-complex="normal"/>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ea592"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07d04"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0f53f"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3bc2c"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549c99" style:text-blinking="false" fo:background-color="transparent" loext:char-shading-value="0"/>
    </style:style>
    <style:style style:name="T16" style:family="text">
      <style:text-properties officeooo:rsid="00475830"/>
    </style:style>
    <style:style style:name="T17" style:family="text">
      <style:text-properties style:font-name="URW Classico" style:font-name-asian="URW Classico" style:font-name-complex="URW Classico"/>
    </style:style>
    <style:style style:name="T18" style:family="text">
      <style:text-properties style:font-name="URW Classico" officeooo:rsid="004ce306" style:font-name-asian="URW Classico" style:font-name-complex="URW Classico"/>
    </style:style>
    <style:style style:name="T19" style:family="text">
      <style:text-properties style:font-name-asian="Noto Sans CJK SC" style:font-name-complex="Lohit Devanagari"/>
    </style:style>
    <style:style style:name="T20" style:family="text">
      <style:text-properties officeooo:rsid="004ac41e" style:font-name-asian="Noto Sans CJK SC" style:font-name-complex="Lohit Devanagari"/>
    </style:style>
    <style:style style:name="T21" style:family="text">
      <style:text-properties officeooo:rsid="004ca7be" style:font-name-asian="Noto Sans CJK SC" style:font-name-complex="Lohit Devanagari"/>
    </style:style>
    <style:style style:name="T22" style:family="text">
      <style:text-properties officeooo:rsid="004ce306" style:font-name-asian="Noto Sans CJK SC" style:font-name-complex="Lohit Devanagari"/>
    </style:style>
    <style:style style:name="T23" style:family="text">
      <style:text-properties officeooo:rsid="004ea592" style:font-name-asian="Noto Sans CJK SC" style:font-name-complex="Lohit Devanagari"/>
    </style:style>
    <style:style style:name="T24" style:family="text">
      <style:text-properties officeooo:rsid="004fddfa" style:font-name-asian="Noto Sans CJK SC" style:font-name-complex="Lohit Devanagari"/>
    </style:style>
    <style:style style:name="T25" style:family="text">
      <style:text-properties officeooo:rsid="004ac41e"/>
    </style:style>
    <style:style style:name="T26" style:family="text">
      <style:text-properties officeooo:rsid="004ca7be"/>
    </style:style>
    <style:style style:name="T27" style:family="text">
      <style:text-properties officeooo:rsid="00507d04"/>
    </style:style>
    <style:style style:name="T28" style:family="text">
      <style:text-properties officeooo:rsid="0052dc74"/>
    </style:style>
    <style:style style:name="T29" style:family="text">
      <style:text-properties officeooo:rsid="0053bc2c"/>
    </style:style>
    <style:style style:name="T30" style:family="text">
      <style:text-properties officeooo:rsid="00549c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0"><text:span text:style-name="T10">10</text:span></text:p>
      <text:p text:style-name="P9">Lieu : chapelle interdite.</text:p>
      <text:p text:style-name="P9">L’autel est dans une ébène noire comme la nuit, à tel point qu’il est difficile de le distinguer des draperies du mur. Il est recouvert de petits objets de culte rappelant les démons aux mains acérées de la fontaine sur le palier. Parmi eux vous trouvez un petit trillium, ces belles fleurs à trois pétales, en pierre de chrysoprase. L’un de ses pétales est cassé cependant.</text:p>
      <text:p text:style-name="P9">Mes félicitations, cette fleur est enchantée : casser l’un de ses pétales (et il en reste deux), vous permet de guérir une blessure. Ceci peut être fait à tout moment.</text:p>
      <text:p text:style-name="P9">Effectuez désormais un jet d’investigation/mental ND<text:span text:style-name="T25">2</text:span><text:span text:style-name="T26">5</text:span>.</text:p>
      <text:p text:style-name="P9">Si vous réussissez, rendez-vous au 21.</text:p>
      <text:p text:style-name="P9">Si vous échouez, retournez au 36.</text:p>
      <text:p text:style-name="P22">11</text:p>
      <text:p text:style-name="P22">Lieu : chapelle interdite.</text:p>
      <text:p text:style-name="P22">Haletant, le démon effectue un bref signe de paix avant de baisser le tête et de gémir « tu m’as soumis, comme le commandent les anciens pactes autorisant ma venue en ce monde, je dois répondre à une de tes questions sous peine de bannissement définitif ».</text:p>
      <text:p text:style-name="P22">Vous n’hésitez pas une seconde, « dis-moi où se trouve le compact du culte qui occupait ce temple, <text:span text:style-name="T26">mais ne m’égare pas, indique moi comment l’atteindre, pas simplement son emplacement !</text:span></text:p>
      <text:p text:style-name="P23"><text:span text:style-name="T17">—</text:span><text:span text:style-name="T19"> Comme tu voudras, il se trouve au-delà de la porte qui n’en semble pas une, celle qui est habillée des avides dont il faut étancher la soif.</text:span></text:p>
      <text:p text:style-name="P23"><text:span text:style-name="T17">—</text:span><text:span text:style-name="T19"> Ne cherche pas à me tromper démon ! Des pactes si puissants ne se satisferont pas d’une si vague description qu’elle pourrait être </text:span><text:span text:style-name="T20">appliquée à nombre de lieux et s’apparente donc à un mensonge. Vas-tu risquer le bannissement pour si peu ? Cette secte a-t-elle la moindre importance à tes yeux ? »</text:span></text:p>
      <text:p text:style-name="P24"><text:span text:style-name="T19">Le démon hisse et vous fixe un bref instant puis, semblant avouer sa défaite, il glisse « la fontaine… donne de ton sang à ses statues et elle ouvrira la voie vers le sanctum de ce temple, le compact s’y trouve ».</text:span></text:p>
      <text:p text:style-name="P24"><text:span text:style-name="T19">Félicitations, vous avez découvert le chemin vers votre objectif. À partir de maintenant, à chaque fois que vous vous trouverez sur le palier, il vous sera possible d’accomplir le geste que le démon vous a appris en vous rendant au 18.</text:span></text:p>
      <text:p text:style-name="P24"><text:span text:style-name="T19">Effectuez désormais un jet d’empathie/mental ND15.</text:span></text:p>
      <text:p text:style-name="P24"><text:span text:style-name="T19">Si vous réussissez, rendez-vous au 4</text:span><text:span text:style-name="T23">2</text:span><text:span text:style-name="T19">.</text:span></text:p>
      <text:p text:style-name="P24"><text:span text:style-name="T19">Si vous échouez, rendez-vous au 25.</text:span></text:p>
      <text:p text:style-name="P30"><text:span text:style-name="T10">14</text:span></text:p>
      <text:p text:style-name="P9">Lieu : chapelle interdite.</text:p>
      <text:p text:style-name="P9">Soupesant le bouclier, vous en éprouvez la facture. Il est d’excellente qualité et sa fabrique de bois renforcé de métal le rend léger tout en n’impactant pas la protection offerte.</text:p>
      <text:p text:style-name="P9">Tant que ce bouclier restera en votre possession votre défense sera augmentée de 5.</text:p>
      <text:p text:style-name="P9">Ignorez désormais toute proposition de ramasser ce bouclier et rendez-vous au 36.</text:p>
      <text:p text:style-name="P31"><text:span text:style-name="T10">1</text:span><text:span text:style-name="T12">6</text:span></text:p>
      <text:p text:style-name="P11">Lieu : chapelle interdite.</text:p>
      <text:p text:style-name="P25"><text:soft-page-break/>Le démon apparaît las, comme soudainement plus affaibli encore. Comme si le fait de conseiller de façon non pernicieuse lui coûtait physiquement.</text:p>
      <text:p text:style-name="P25">« La statue, » murmure-t-il, « la statue dans dans le sanctum, voile-là, couvre son regard et tu échapperas à son pouvoir. »</text:p>
      <text:p text:style-name="P25">Fort de ce conseil, rendez-vous au 25.</text:p>
      <text:p text:style-name="P6">19</text:p>
      <text:p text:style-name="P6">Lieu : porte est.</text:p>
      <text:p text:style-name="P5">La porte est en fer renforcé de bande d’acier. Impossible de la forcer. Elle est de plus dotée d’une serrure ouvragée et s’avère verrouillée.</text:p>
      <text:p text:style-name="P5">Rien qui ne soit de nature à vous arrêter bien longtemps, pourvu que vous disposiez d’une clé.</text:p>
      <text:p text:style-name="P5">Si vous en possédez bien une, rendez-vous au 36.</text:p>
      <text:p text:style-name="P8">Si ce n’est pas le cas, retournez au 17.</text:p>
      <text:p text:style-name="P30"><text:span text:style-name="T10">20</text:span></text:p>
      <text:p text:style-name="P9">Lieu : chapelle interdite.</text:p>
      <text:p text:style-name="P9">Se préparant à vous affronter, le démon concentre sa forme fuligineuse de façon étonnante : il prend votre apparence. Vous souriant alors, il vous dit avec votre propre voix « ta forme me sied, je vais te supprimer et vivre dans ton monde. Avant de mourir, sache que je me servirai de ton apparence pour tourmenter ceux qui te sont chers! ».</text:p>
      <text:p text:style-name="P9">Si le démon possède votre apparence, il emploie ses propres caractéristiques. Fort heureusement, il n’est qu’encore imparfaitement manifesté et encore relativement faible… pour un démon.</text:p>
      <text:p text:style-name="P9">Démon :</text:p>
      <text:p text:style-name="P9">Attaque : 6g2.</text:p>
      <text:p text:style-name="P9">Défense : 15.</text:p>
      <text:p text:style-name="P9">Absorption : 1g1.</text:p>
      <text:p text:style-name="P9">Santé : 1/4.</text:p>
      <text:p text:style-name="P9">Initiative : 3.</text:p>
      <text:p text:style-name="P9">Si le démon vous occis, rendez-vous au 13.</text:p>
      <text:p text:style-name="P9">Si vous êtes victorieux, rendez-vous au <text:span text:style-name="T27">11</text:span>.</text:p>
      <text:p text:style-name="P30"><text:span text:style-name="T10">21</text:span></text:p>
      <text:p text:style-name="P9">Lieu : chapelle interdite.</text:p>
      <text:p text:style-name="P9">Une petite cavité a été ménagée dans l’autel, vos doigts agiles la détectent et vous parvenez à soulever la petite plaque la dissimulant. Elle renferme un parchemin dont le texte est le suivant :</text:p>
      <text:p text:style-name="P29">“<text:span text:style-name="T8">Celui qui se protège lui-même ne protège pas le monde.”</text:span></text:p>
      <text:p text:style-name="P9">Rendez-vous désormais au 36.</text:p>
      <text:p text:style-name="P30"><text:span text:style-name="T10">23</text:span></text:p>
      <text:p text:style-name="P9">Lieu : chapelle interdite.</text:p>
      <text:p text:style-name="P9">Apercevant votre bouclier, le démon pousse un cri de joie de sa voix caverneuse. « La cupidité des humains ne me déçoit jamais, sache que tu m’as libéré en brisant le pentacle tracé autour de ce bouclier, pour te remercier, je vais te donner la mort ! ».</text:p>
      <text:p text:style-name="P9">Peut-être n’était-ce pas une si bonne idée que de ramasser ce bouclier ,espérons qu’il vous serve bien dans le combat qui s’annonce. Rendez-vous au 20.</text:p>
      <text:p text:style-name="P32"><text:span text:style-name="T10">2</text:span><text:span text:style-name="T14">4</text:span></text:p>
      <text:p text:style-name="P13">Lieu : chapelle interdite.</text:p>
      <text:p text:style-name="P13"><text:soft-page-break/>Apercevant <text:span text:style-name="T29">le</text:span> bouclier <text:span text:style-name="T29">au sol</text:span>, le démon pousse un cri de <text:span text:style-name="T29">colère</text:span> de sa voix caverneuse. « <text:span text:style-name="T29">Alors que la cupidité humaine ne m’avait jamais déçue il a fallu que cette fois-ci mon invocation soit finie par quelqu’un n’altérant pas mon pentacle !</text:span> ». <text:span text:style-name="T29">Dans sa rage impuissante il frappe contre ce qui semble être une barrière invisible autour de lui, s’affaiblissant visiblement avec chaque coup.</text:span></text:p>
      <text:p text:style-name="P26">Afin de voir l’issue de ce triste spectacle, rendez-vous au 11.</text:p>
      <text:p text:style-name="P33"><text:span text:style-name="T10">2</text:span><text:span text:style-name="T15">5</text:span></text:p>
      <text:p text:style-name="P14">Lieu : chapelle interdite.</text:p>
      <text:p text:style-name="P28">Les volutes composant le démon se dissolvent et sont comme aspirées par le miroir qui se recouvre progressivement de sang.</text:p>
      <text:p text:style-name="P27"><text:span text:style-name="T30">Dans ce qui suivra, ignorez toute option d’interagir de nouveau avec le miroir de cette pièce.</text:span> Rendez-vous au <text:span text:style-name="T30">36</text:span>.</text:p>
      <text:p text:style-name="P30"><text:span text:style-name="T10">34</text:span></text:p>
      <text:p text:style-name="P9">Lieu : chapelle interdite.</text:p>
      <text:p text:style-name="P9">Vous approchant du miroir, vous sentez l’odeur abjecte du sang en voie de décomposition. Le chiffon semble prévu pour le nettoyer et vous parvenez effectivement à éliminer la couche sans difficulté. À votre grande surprise, rien ne se reflète dans le miroir, qui semble comme absolument vide.</text:p>
      <text:p text:style-name="P9">Il vous semble alors entendre d’étranges chuchotements dont vous ne parvenez pas à déterminer la provenance. Vous avez une brève chair de poule car la température baisse brutalement avant de remonter d’un coup. Des ombres dansent sur les murs alors que la flamme du brasero se met à trembler.</text:p>
      <text:p text:style-name="P9">Lorsque vous vous retournez, une forme sombre achève de se matérialiser au centre du pentacle. Exhalant une odeur de soufre, son corps semble n’être qu’une nuée gazeuse parcourue de couleurs mirifiques. La nuée se stabilise pour rappeler la forme générale d’un hibou de fumée, dont les yeux rouges grenat vous fixent sans émotion.</text:p>
      <text:p text:style-name="P9">Vous réprimez un tremblement, prenant conscience d’avoir achevé l’invocation d’un démon.</text:p>
      <text:p text:style-name="P9">Par curiosité, porteriez-vous un bouclier à l’instant présent?</text:p>
      <text:p text:style-name="P9">Si tel est le cas, rendez-vous au 23.</text:p>
      <text:p text:style-name="P9">Sinon, rendez-vous au 24.</text:p>
      <text:p text:style-name="Text_20_body"><text:span text:style-name="T9">36</text:span></text:p>
      <text:p text:style-name="P1">Lieu : chapelle interdite.</text:p>
      <text:p text:style-name="P1">Vous vous trouvez dans une pièce aux murs drapés de noir. <text:span text:style-name="T2">Une enivrante odeur d’encens s’élève d’un</text:span> brasero sacrificiel <text:span text:style-name="T2">situé non loin d’un autel ouvragé en bois d’ébène adossé au mur su</text:span><text:span text:style-name="T4">d</text:span><text:span text:style-name="T2"> de la pièce. U</text:span><text:span text:style-name="T1">n pentacle </text:span><text:span text:style-name="T2">est </text:span><text:span text:style-name="T1">tracé sur le sol de calcaire dans ce qui ne peut qu’être du sang. </text:span><text:span text:style-name="T4">Au </text:span><text:span text:style-name="T3">centre </text:span><text:span text:style-name="T4">de celui-ci </text:span><text:span text:style-name="T3">est posé un bouclier. </text:span><text:span text:style-name="T5">De plus,</text:span><text:span text:style-name="T3"> un imposant miroir sur pied est positionné à l’une ses pointes. </text:span><text:span text:style-name="T6">La glace du miroir est en grande partie tâchée d’une épaisse couche de sang et un linge rituel, orné de runes, s’y trouve accroché.</text:span></text:p>
      <text:p text:style-name="P2">Un lieu ma foi fort accueillant. <text:span text:style-name="T7">Souhaitez-vous :</text:span></text:p>
      <text:p text:style-name="P3">fouiller l’autel, rendez-vous alors au 10 ;</text:p>
      <text:p text:style-name="P3">essuyer le miroir à l’aide du linge, rendez-vous alors au <text:span text:style-name="T16">34</text:span> ;</text:p>
      <text:p text:style-name="P3">ramasser le bouclier, rendez-vous alors au 14 ;</text:p>
      <text:p text:style-name="P3">ou simplement sortir de cette pièce, rendez-vous en ce cas au 17.</text:p>
      <text:p text:style-name="P35"><text:span text:style-name="T13">3</text:span><text:span text:style-name="T10">8</text:span></text:p>
      <text:p text:style-name="P12">Lieu : chapelle interdite.</text:p>
      <text:p text:style-name="P20"><text:soft-page-break/>Le démon se gausse, apparaissant un bref instant de nouveau formidable.</text:p>
      <text:p text:style-name="P20">« <text:span text:style-name="T28">Quelle pathétique outrecuidance ! Penser berner un être issu de la nuit des temps ! Pour m’avoir fait tant rire je ne chercherai pas à te nuire plus avant ! » dit-il sur un ton enjoué.</text:span></text:p>
      <text:p text:style-name="P21">Au moins ne vous aura-t-il pas puni, cela méritait donc d’être tenté finalement !</text:p>
      <text:p text:style-name="P21">Rendez-vous au 25.</text:p>
      <text:p text:style-name="P34"><text:span text:style-name="T10">4</text:span><text:span text:style-name="T11">2</text:span></text:p>
      <text:p text:style-name="P10">Lieu : chapelle interdite.</text:p>
      <text:p text:style-name="P15">Vous sentez que le démon vous cache quelque chose <text:span text:style-name="T26">et comprenez que l’important se trouvera forcément dans ce qu’il n’a pas mentionné, les démons aimant avant tout nuire.</text:span></text:p>
      <text:p text:style-name="P15">« <text:span text:style-name="T26">Tu n’as pas entièrement répondu à ma question démon, tu m’as indiqué comment rejoindre le lieu où se trouve ce que je convoites, mais pas ce que j’y trouverai en plus et je pense que tu me dissimules un danger.</text:span></text:p>
      <text:p text:style-name="P16"><text:span text:style-name="T17">—</text:span><text:span text:style-name="T19"> </text:span><text:span text:style-name="T21">J’ai répondu à ta question, </text:span><text:span text:style-name="T22">ce que tu pourras affronter ou non n’en faisait pas partie.</text:span></text:p>
      <text:p text:style-name="P17"><text:span text:style-name="T18">—</text:span><text:span text:style-name="T22"> Même si cela m’empêche d’atteindre mon but ? Même si dans les faits il s’agit d’un obstacle ?</text:span></text:p>
      <text:p text:style-name="P17"><text:span text:style-name="T18">—</text:span><text:span text:style-name="T22"> Tu n’abuseras pas de moi ! » le démon prend un air rogue, « je ne te dois rien de plus et t’ai déjà servi au-delà de ce à quoi tu pouvais prétendre. »</text:span></text:p>
      <text:p text:style-name="P18"><text:span text:style-name="T22">V</text:span><text:span text:style-name="T19">ous n’avez effectivement pas barre sur le démon. Il ne vous est pas possible de le contraindre… à moins de lui mentir sur vos capacités réelles.</text:span></text:p>
      <text:p text:style-name="P18"><text:span text:style-name="T19">Voilà qui pourrait mal se terminer !</text:span></text:p>
      <text:p text:style-name="P18"><text:span text:style-name="T19">Si vous prenez le risque de mentir au démon, rendez-vous au 46.</text:span></text:p>
      <text:p text:style-name="P18"><text:span text:style-name="T19">Sinon, rendez-vous au 25.</text:span></text:p>
      <text:p text:style-name="P18"><text:span text:style-name="T19">46</text:span></text:p>
      <text:p text:style-name="P18"><text:span text:style-name="T19">Vous tentez donc le tout pour le tout :</text:span></text:p>
      <text:p text:style-name="P18"><text:span text:style-name="T19">« Tu ignores que j’ai étudié la démonologie et en ait acquis une certaine maîtrise. Les pactes peuvent être altérés pourvu que l’on ne s’écarte pas trop. Peut-être pourrais-je t’enchaîner à mon service qui sait ? »</text:span></text:p>
      <text:p text:style-name="P18"><text:span text:style-name="T19">Le démon vous observe attentivement, hésitant sur les risques qu’il est prêt à prendre.</text:span></text:p>
      <text:p text:style-name="P18"><text:span text:style-name="T19">Effectuez un jet de subterfuge/présence ND</text:span><text:span text:style-name="T24">25.</text:span></text:p>
      <text:p text:style-name="P19"><text:span text:style-name="T19">Si vous réussissez, rendez-vous au 16.</text:span></text:p>
      <text:p text:style-name="P19"><text:span text:style-name="T19">Si vous échouez, rendez-vous au 3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erif" svg:font-family="'Liberation Serif'" style:font-family-generic="roman"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URW Classico" svg:font-family="'URW Classic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32:56.595189138</meta:creation-date>
    <dc:date>2022-02-07T19:21:58.406542974</dc:date>
    <meta:editing-duration>PT15H54M30S</meta:editing-duration>
    <meta:editing-cycles>34</meta:editing-cycles>
    <meta:generator>LibreOffice/7.2.5.2.0$Linux_X86_64 LibreOffice_project/20$Build-2</meta:generator>
    <meta:document-statistic meta:table-count="0" meta:image-count="0" meta:object-count="0" meta:page-count="4" meta:paragraph-count="104" meta:word-count="1620" meta:character-count="9263" meta:non-whitespace-character-count="7742"/>
  </office:meta>
</office:document-meta>
</file>